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FactoryTests.lenientDependencyMatching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lookupOverrideOneMethodWithConstructo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tructorArrayTestBean.ConstructorArrayTestBean( floa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DependencyTestBean.create( I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SomethingReplacer.reimplement( Object obj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autowireByConstructorWithSim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BeanFactoryTests.circularReferencesWithWrappingAndRawInjection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BeanFactoryTests.doubleBooleanAutowire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Initializer.get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inheritanceFromParentFactory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FactoryTests.constructorArg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BeanFactoryTests.initMethodIs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doTestAutowire( DefaultListableBeanFactory x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ubleIniti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DependencyTestBean.LenientDependencyTestBean( Map [ ]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dependsOnIn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ingBean.setBean2( PreparingBean2 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recursive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FactoryTests.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nientDependencyTestBean.LenientDependencyTestBean( Derived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ingBean2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circularReferencesWith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autowireModeNot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FactoryTests.noSuch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FactoryTests.throwsExceptionOnTooMany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rapping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noSuch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endingBean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FactoryTests.circularReferencesWithWr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abstractParentBea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BeanFactoryTests.noSuchFactory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innerBeansWithout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BeanFactoryTests.dependenciesThroughConstructor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ArrayTestBean.ConstructorArrayTestBean(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fileSystemResource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itAndIB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heMiddleBean.setBean1( PreparingBean1 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resourceAnd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BeanFactoryTests.stringConstructorArrayN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FactoryTests.rejectsOverrideOfBogus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ingBean.setBean1( PreparingBean1 bean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bogusParentageFromPar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ArrayTestBean.ConstructorArrayTestBean( shor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nstructorTestBean.StringConstructorTest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autowire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inheritanceWithDiffer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BeanFactoryTests.factoryReferenceWithDoub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FactoryTests.dependenciesThroughConstructorArgumentsIn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dependenciesThroughPropertyAutowiring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complexFactoryReferenceCir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FactoryTests.factoryReferenceCir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AndIB.custom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FactoryTests.invalid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FactoryTests.circularReferenceWithFactoryBean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FactoryTests.inner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XmlBeanFactoryTests.refToSeparatePrototype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enientDependencyTestBean.create(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dependenciesThroughPropertyAutowiring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BooleanConstructorBean.DoubleBooleanConstructorBean( Boolean b1 , Boolean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FactoryTests.nonLenientDependency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FactoryTests.defaultLazy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enientDependencyTestBean.LenientDependencyTestBean( I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classPathResource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dInitializer.ini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inheritance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BeanFactoryTests.circularReferenceWithTwoFactory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indexedPrimitiveConstructo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nientDependencyTestBean.LenientDependencyTestBean( 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autowireB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ubleBooleanConstructorBean.create( Boolean b1 , Boolean b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nonLenientDependencyMatching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paringBean1.Preparing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initializingBeanAndInit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enientDependencyTestBean.create( DerivedTestBean t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aringBean1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customStr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FactoryTests.constructorArgWithDoubleSimpleTyp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serializableMethodReplacerAnd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prototypeWithExplici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FactoryTests.collectionsReferredToAsRefLoc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FactoryTests.circular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itAndIB.InitAndI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doubleBoolean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Initializer.setNu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prototypeInheritanceFromParentFactory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BeanFactoryTests.circularReferencesWith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FactoryTests.autowireWith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FactoryTests.singletonInheritsFromParentFactory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BeanFactoryTests.replaceMethodOverrideWithSette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BeanFactoryTests.dependenciesMaterialize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BeanFactoryTests.withDuplica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initMetho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ArrayTestBean.ConstructorArrayTestBean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BooleanConstructorBean.DoubleBooleanConstructorBean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ingBean.DependingBean( PreparingBean1 bean1 , PreparingBean2 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lookupOverrideMethodsWithSetterInj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rappingPostProcessor.postProcessAfter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paringBean2.Preparing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constructorWithUnresolvable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ingBean.setInTheMiddleBean( InTheMiddle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relatedCausesFromConstructorResol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FactoryTests.constructorArgWithSing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initializingBeanAndSameInitMeth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BeanFactoryTests.dependenciesThroughConstructorArgumentAutowi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ingBean.Depend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circularReferencesWith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BeanFactoryTests.innerBeanInheritsScopeFromConcreteChil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oldingBean.setDependingBean( DependingBean depending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AndIB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FactoryTests.failsOnInner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BeanFactoryTests.primitiveConstructo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FactoryTests.classNotFoundWithNoBean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FactoryTests.overrideMethodByArgTyp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FactoryTests.withDuplicateNameIn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overrideMethodByArgTyp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FactoryTests.childOverridesParen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BeanFactoryTests.circularReferencesWithDepend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FactoryTests.refTo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BeanFactoryTests.lenientDependency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dependenciesThroughPropertiesIn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classPathResource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ing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FactoryTests.depend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nested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ubleBooleanConstructorBean.create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singletonFrom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FactoryTests.stringConstructorArrayNoTypeNon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BeanFactoryTests.urlResourceWithI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classNotFoundWithDefaultBean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BeanFactoryTests.javaLangStr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ingBean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BeanFactoryTests.dependenciesThroughPropertiesWithInTheMid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FactoryTests.lookupOverrideMethodsWithSetterInjection( BeanFactory xbf , String beanName , boolean singlet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BeanFactoryTests.throwsExceptionOnAmbiguous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FactoryTests.prototypeInheritanceFromParentFactory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FactoryTests.constructorArgWithSingleSimpleTyp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heMiddleBean.setBean2( PreparingBean2 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BeanFactoryTests.doTestDependencies( ClassPathResource resource , int nrOfHoldingBea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BeanFactoryTests.methodInjectedBeanMustBeOfSameEnhancedCglibSubclassTypeAcrossBeanFactor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BeanFactoryTests.dependenciesThrough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AndIB.custom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